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Walla Wall Blue Devil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2">
            <text:p>5</text:p>
          </table:table-cell>
          <table:table-cell office:value-type="string" table:style-name="ce2">
            <text:p>3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Thack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McCarthy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en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homps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Gren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Billingsley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illingsley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illingsley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Billingsley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Gren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cCarthy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hack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7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Thack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5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McCarth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cCarth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3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Thacker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Billingsl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Billingsle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2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McCarthy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Huntington</text:p>
          </table:table-cell>
          <table:table-cell table:number-columns-repeated="16377"/>
        </table:table-row>
        <table:table-row table:number-rows-repeated="1048521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4T18:06:54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